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office:automatic-styles>
  <office:body>
    <office:text text:use-soft-page-breaks="true">
      <text:p text:style-name="P1">Create website for stock investors</text:p>
      <text:p text:style-name="Normal">May be we can work on stocks data. Only input is the stocks ticker, example AMZN it should give me all details like 50 days moving average, RSI ( Relative support Index) and more, no matter what<text:s/>stock I choose need to get these details.</text:p>
      <text:p text:style-name="Normal">We can do something like these for Crypto too. User can select either stocks or crypto, The goal is to find out which to buy, when to buy, maximize profits and alert investors…</text:p>
      <text:p text:style-name="Normal">Once everything is ready, All these can be accessed from a website, generate revenue by new users who can pay us to get this valuable insights and more.. Bottom line revenue, You can let me know your thought process on other domains where you think is untapped, we can work on it if there is a potential opportunity.. I can allocate some budget monthly out of my pocket.</text:p>
      <text:p text:style-name="Normal"/>
      <text:p text:style-name="Normal">Project plan</text:p>
      <text:p text:style-name="Normal">Data extractio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vithra Sankar</meta:initial-creator>
    <dc:creator>Pavithra Sankar</dc:creator>
    <meta:creation-date>2024-04-27T16:18:00Z</meta:creation-date>
    <dc:date>2024-05-06T16:25:00Z</dc:date>
    <meta:template xlink:href="Normal" xlink:type="simple"/>
    <meta:editing-cycles>2</meta:editing-cycles>
    <meta:editing-duration>PT1080S</meta:editing-duration>
    <meta:document-statistic meta:page-count="1" meta:paragraph-count="1" meta:word-count="127" meta:character-count="851" meta:row-count="6" meta:non-whitespace-character-count="725"/>
  </office:meta>
</office:document-meta>
</file>